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23.8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/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1">
          <table:table-cell/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.01.2011</text:date>, <text:time>11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26M36S</meta:editing-duration>
    <meta:editing-cycles>35</meta:editing-cycles>
    <meta:generator>OpenOffice.org/3.1$Win32 OpenOffice.org_project/310m19$Build-9420</meta:generator>
    <dc:date>2011-01-09T11:24:30.68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